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2cm" svg:x="4.5cm" svg:y="4.5cm">
          <text:p text:style-name="P1">IntVect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cm" svg:height="2.5cm" svg:x="4.5cm" svg:y="6.5cm">
          <text:p text:style-name="P2"><text:span text:style-name="T1">- </text:span><text:span text:style-name="T2">INITIAL_SIZE: int</text:span></text:p>
          <text:p text:style-name="P2">- elements:int[]</text:p>
          <text:p text:style-name="P2">- size:i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cm" svg:height="5.5cm" svg:x="4.5cm" svg:y="9cm">
          <text:p text:style-name="P2">+ IntVector()</text:p>
          <text:p text:style-name="P2">+ addElement(e:int)</text:p>
          <text:p text:style-name="P2">+ getElementAt(position:int):int</text:p>
          <text:p text:style-name="P2">- expand()</text:p>
          <text:p text:style-name="P2">+ getLength():int</text:p>
          <text:p text:style-name="P2">+ toString():Stri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7M9S</meta:editing-duration>
    <meta:editing-cycles>9</meta:editing-cycles>
    <meta:generator>LibreOffice/3.6$Linux_X86_64 LibreOffice_project/360m1$Build-2</meta:generator>
    <dc:date>2013-08-11T17:13:11</dc:date>
    <meta:document-statistic meta:object-count="3"/>
  </office:meta>
</office:document-meta>
</file>